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>
            <text:p>Number</text:p>
          </table:table-cell>
          <table:table-cell table:style-name="Default" table:formula="=1.25"/>
        </table:table-row>
        <table:table-row>
          <table:table-cell office:value-type="string" table:style-name="Default">
            <text:p>Percent</text:p>
          </table:table-cell>
          <table:table-cell table:style-name="Default" table:formula="=0.1234"/>
        </table:table-row>
        <table:table-row>
          <table:table-cell office:value-type="string" table:style-name="Default">
            <text:p>Currency</text:p>
          </table:table-cell>
          <table:table-cell table:style-name="Default" table:formula="=99.95"/>
        </table:table-row>
        <table:table-row>
          <table:table-cell office:value-type="string" table:style-name="Default">
            <text:p>String</text:p>
          </table:table-cell>
          <table:table-cell table:style-name="Default" table:formula="=&quot;text&quot;"/>
        </table:table-row>
        <table:table-row>
          <table:table-cell office:value-type="string" table:style-name="Default">
            <text:p>Boolean</text:p>
          </table:table-cell>
          <table:table-cell table:style-name="Default" table:formula="=TRUE()"/>
          <table:table-cell table:style-name="Default" table:formula="=FALSE()"/>
        </table:table-row>
        <table:table-row>
          <table:table-cell office:value-type="string" table:style-name="Default">
            <text:p>Date</text:p>
          </table:table-cell>
          <table:table-cell table:style-name="Default" table:formula="=DATE(2001.0;8.0;23.0)"/>
        </table:table-row>
        <table:table-row>
          <table:table-cell office:value-type="string" table:style-name="Default">
            <text:p>Time</text:p>
          </table:table-cell>
          <table:table-cell table:style-name="Default" table:formula="=TIME(23.0;12.0;23.0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4.0</meta:generator>
    <meta:creation-date>2010-08-11T15:19:23.000</meta:creation-date>
  </office:meta>
</office:document-meta>
</file>